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b459f" officeooo:paragraph-rsid="000b459f" style:font-size-asian="14pt" style:font-weight-asian="bold" style:font-size-complex="14pt" style:font-weight-complex="bold"/>
    </style:style>
    <style:style style:name="P2" style:family="paragraph" style:parent-style-name="Standard">
      <style:text-properties fo:font-size="14pt" fo:font-weight="bold" officeooo:rsid="0010accb" officeooo:paragraph-rsid="0010accb" style:font-size-asian="14pt" style:font-weight-asian="bold" style:font-size-complex="14pt" style:font-weight-complex="bold"/>
    </style:style>
    <style:style style:name="P3" style:family="paragraph" style:parent-style-name="Standard">
      <style:text-properties fo:font-size="14pt" fo:font-weight="normal" officeooo:rsid="000b459f" officeooo:paragraph-rsid="000b459f" style:font-size-asian="14pt" style:font-weight-asian="normal" style:font-size-complex="14pt" style:font-weight-complex="normal"/>
    </style:style>
    <style:style style:name="P4" style:family="paragraph" style:parent-style-name="Standard">
      <style:text-properties fo:font-size="14pt" fo:font-weight="normal" officeooo:rsid="000ccd12" officeooo:paragraph-rsid="000ccd12" style:font-size-asian="14pt" style:font-weight-asian="normal" style:font-size-complex="14pt" style:font-weight-complex="normal"/>
    </style:style>
    <style:style style:name="P5" style:family="paragraph" style:parent-style-name="Standard">
      <style:text-properties fo:font-size="14pt" fo:font-weight="normal" officeooo:rsid="0010accb" officeooo:paragraph-rsid="0010accb" style:font-size-asian="14pt" style:font-weight-asian="normal" style:font-size-complex="14pt" style:font-weight-complex="normal"/>
    </style:style>
    <style:style style:name="P6" style:family="paragraph" style:parent-style-name="Standard">
      <style:text-properties fo:font-size="14pt" fo:font-weight="normal" officeooo:rsid="000ccd12" officeooo:paragraph-rsid="000ccd12" style:font-size-asian="12.25pt" style:font-weight-asian="normal" style:font-size-complex="14pt" style:font-weight-complex="normal"/>
    </style:style>
    <style:style style:name="P7" style:family="paragraph" style:parent-style-name="Standard">
      <style:text-properties fo:font-size="14pt" fo:font-weight="normal" officeooo:rsid="000d418e" officeooo:paragraph-rsid="000d418e" style:font-size-asian="12.25pt" style:font-weight-asian="normal" style:font-size-complex="14pt" style:font-weight-complex="normal"/>
    </style:style>
    <style:style style:name="P8" style:family="paragraph" style:parent-style-name="Standard">
      <style:text-properties fo:font-size="14pt" fo:font-weight="normal" officeooo:rsid="0019a45d" officeooo:paragraph-rsid="0019a45d" style:font-size-asian="12.25pt" style:font-weight-asian="normal" style:font-size-complex="14pt" style:font-weight-complex="normal"/>
    </style:style>
    <style:style style:name="P9" style:family="paragraph" style:parent-style-name="Standard">
      <style:text-properties fo:font-size="14pt" officeooo:rsid="000e4fd0" officeooo:paragraph-rsid="000e4fd0" style:font-size-asian="14pt" style:font-size-complex="14pt"/>
    </style:style>
    <style:style style:name="P10" style:family="paragraph" style:parent-style-name="Standard">
      <style:text-properties fo:font-size="14pt" officeooo:rsid="0019863c" officeooo:paragraph-rsid="0019863c" style:font-size-asian="14pt" style:font-size-complex="14pt"/>
    </style:style>
    <style:style style:name="P11" style:family="paragraph" style:parent-style-name="Standard">
      <style:text-properties fo:font-size="14pt" officeooo:rsid="000b459f" officeooo:paragraph-rsid="000b459f" style:font-size-asian="14pt" style:font-size-complex="14pt"/>
    </style:style>
    <style:style style:name="P12" style:family="paragraph" style:parent-style-name="Standard">
      <style:text-properties officeooo:paragraph-rsid="000ccd12"/>
    </style:style>
    <style:style style:name="P13" style:family="paragraph" style:parent-style-name="Standard">
      <style:text-properties officeooo:paragraph-rsid="000d418e"/>
    </style:style>
    <style:style style:name="P14" style:family="paragraph" style:parent-style-name="Standard">
      <style:text-properties officeooo:rsid="000b459f" officeooo:paragraph-rsid="000b459f"/>
    </style:style>
    <style:style style:name="P15" style:family="paragraph" style:parent-style-name="Text_20_body">
      <style:text-properties fo:font-size="14pt" officeooo:rsid="0010accb" style:font-size-asian="14pt" style:font-size-complex="14pt"/>
    </style:style>
    <style:style style:name="P16" style:family="paragraph" style:parent-style-name="Text_20_body">
      <style:paragraph-properties fo:margin-top="0cm" fo:margin-bottom="0cm" loext:contextual-spacing="false"/>
      <style:text-properties fo:font-size="14pt" style:font-size-asian="14pt" style:font-size-complex="14pt"/>
    </style:style>
    <style:style style:name="P17" style:family="paragraph" style:parent-style-name="Text_20_body">
      <style:paragraph-properties fo:margin-top="0cm" fo:margin-bottom="0cm" loext:contextual-spacing="false"/>
      <style:text-properties fo:font-size="14pt" officeooo:rsid="0010accb" officeooo:paragraph-rsid="0010accb" style:font-size-asian="14pt" style:font-size-complex="14pt"/>
    </style:style>
    <style:style style:name="P18" style:family="paragraph" style:parent-style-name="Text_20_body">
      <style:paragraph-properties fo:margin-top="0cm" fo:margin-bottom="0cm" loext:contextual-spacing="false"/>
      <style:text-properties fo:font-size="14pt" officeooo:rsid="0012857a" officeooo:paragraph-rsid="0012857a" style:font-size-asian="14pt" style:font-size-complex="14pt"/>
    </style:style>
    <style:style style:name="P19" style:family="paragraph" style:parent-style-name="Text_20_body">
      <style:paragraph-properties fo:margin-top="0cm" fo:margin-bottom="0cm" loext:contextual-spacing="false"/>
      <style:text-properties fo:font-size="14pt" officeooo:rsid="00146a76" officeooo:paragraph-rsid="00146a76" style:font-size-asian="14pt" style:font-size-complex="14pt"/>
    </style:style>
    <style:style style:name="P20" style:family="paragraph" style:parent-style-name="Text_20_body">
      <style:paragraph-properties fo:margin-top="0cm" fo:margin-bottom="0cm" loext:contextual-spacing="false"/>
      <style:text-properties officeooo:paragraph-rsid="00146a76"/>
    </style:style>
    <style:style style:name="P21" style:family="paragraph" style:parent-style-name="Standard">
      <style:text-properties officeooo:paragraph-rsid="0019863c"/>
    </style:style>
    <style:style style:name="P22" style:family="paragraph" style:parent-style-name="Standard">
      <style:text-properties officeooo:rsid="001a5e05" officeooo:paragraph-rsid="001a5e05"/>
    </style:style>
    <style:style style:name="P23" style:family="paragraph" style:parent-style-name="Standard">
      <style:text-properties fo:font-size="20pt" fo:font-weight="bold" officeooo:rsid="000ccd12" officeooo:paragraph-rsid="000ccd12" style:font-size-asian="20pt" style:font-weight-asian="bold" style:font-size-complex="20pt" style:font-weight-complex="bold"/>
    </style:style>
    <style:style style:name="P24" style:family="paragraph" style:parent-style-name="Text_20_body" style:list-style-name="L1">
      <style:paragraph-properties fo:margin-top="0cm" fo:margin-bottom="0cm" loext:contextual-spacing="false"/>
      <style:text-properties fo:font-size="14pt" fo:font-weight="normal" officeooo:rsid="0010accb" officeooo:paragraph-rsid="0010accb" style:font-size-asian="14pt" style:font-weight-asian="normal" style:font-size-complex="14pt" style:font-weight-complex="normal"/>
    </style:style>
    <style:style style:name="P25" style:family="paragraph" style:parent-style-name="Text_20_body" style:list-style-name="L1">
      <style:paragraph-properties fo:margin-top="0cm" fo:margin-bottom="0cm" loext:contextual-spacing="false"/>
      <style:text-properties fo:font-size="14pt" style:font-size-asian="14pt" style:font-size-complex="14pt"/>
    </style:style>
    <style:style style:name="P26" style:family="paragraph" style:parent-style-name="Text_20_body" style:list-style-name="L1">
      <style:paragraph-properties fo:margin-top="0cm" fo:margin-bottom="0cm" loext:contextual-spacing="false"/>
      <style:text-properties fo:font-size="14pt" officeooo:rsid="0012857a" officeooo:paragraph-rsid="0012857a" style:font-size-asian="14pt" style:font-size-complex="14pt"/>
    </style:style>
    <style:style style:name="T1" style:family="text">
      <style:text-properties officeooo:rsid="000ccd12"/>
    </style:style>
    <style:style style:name="T2" style:family="text">
      <style:text-properties officeooo:rsid="000d418e"/>
    </style:style>
    <style:style style:name="T3" style:family="text">
      <style:text-properties officeooo:rsid="000eba26"/>
    </style:style>
    <style:style style:name="T4" style:family="text">
      <style:text-properties fo:font-size="14pt" fo:font-weight="normal" officeooo:rsid="000ccd12" style:font-size-asian="14pt" style:font-weight-asian="normal" style:font-size-complex="14pt" style:font-weight-complex="normal"/>
    </style:style>
    <style:style style:name="T5" style:family="text">
      <style:text-properties fo:font-size="14pt" fo:font-weight="normal" officeooo:rsid="000eba26" style:font-size-asian="14pt" style:font-weight-asian="normal" style:font-size-complex="14pt" style:font-weight-complex="normal"/>
    </style:style>
    <style:style style:name="T6" style:family="text">
      <style:text-properties fo:font-size="14pt" fo:font-weight="normal" officeooo:rsid="00179103" style:font-size-asian="14pt" style:font-weight-asian="normal" style:font-size-complex="14pt" style:font-weight-complex="normal"/>
    </style:style>
    <style:style style:name="T7" style:family="text">
      <style:text-properties fo:font-size="14pt" fo:font-weight="normal" officeooo:rsid="0019a45d" style:font-size-asian="14pt" style:font-weight-asian="normal" style:font-size-complex="14pt" style:font-weight-complex="normal"/>
    </style:style>
    <style:style style:name="T8" style:family="text">
      <style:text-properties fo:font-size="14pt" fo:font-weight="normal" style:font-size-asian="12.25pt" style:font-weight-asian="normal" style:font-size-complex="14pt" style:font-weight-complex="normal"/>
    </style:style>
    <style:style style:name="T9" style:family="text">
      <style:text-properties fo:font-size="14pt" fo:font-weight="normal" officeooo:rsid="000d418e" style:font-size-asian="12.25pt" style:font-weight-asian="normal" style:font-size-complex="14pt" style:font-weight-complex="normal"/>
    </style:style>
    <style:style style:name="T10" style:family="text">
      <style:text-properties fo:font-size="14pt" fo:font-weight="normal" officeooo:rsid="000eba26" style:font-size-asian="12.25pt" style:font-weight-asian="normal" style:font-size-complex="14pt" style:font-weight-complex="normal"/>
    </style:style>
    <style:style style:name="T11" style:family="text">
      <style:text-properties fo:font-size="14pt" fo:font-weight="normal" officeooo:rsid="00179103" style:font-size-asian="12.25pt" style:font-weight-asian="normal" style:font-size-complex="14pt" style:font-weight-complex="normal"/>
    </style:style>
    <style:style style:name="T12" style:family="text">
      <style:text-properties fo:font-size="14pt" fo:font-weight="normal" officeooo:rsid="0019863c" style:font-size-asian="12.25pt" style:font-weight-asian="normal" style:font-size-complex="14pt" style:font-weight-complex="normal"/>
    </style:style>
    <style:style style:name="T13" style:family="text">
      <style:text-properties fo:font-size="14pt" fo:font-weight="normal" officeooo:rsid="0015a88e" style:font-size-asian="12.25pt" style:font-weight-asian="normal" style:font-size-complex="14pt" style:font-weight-complex="normal"/>
    </style:style>
    <style:style style:name="T14" style:family="text">
      <style:text-properties fo:font-size="14pt" fo:font-weight="normal" officeooo:rsid="000ccd12" style:font-size-asian="12.25pt" style:font-weight-asian="normal" style:font-size-complex="14pt" style:font-weight-complex="normal"/>
    </style:style>
    <style:style style:name="T15" style:family="text">
      <style:text-properties fo:font-size="14pt" fo:font-weight="normal" officeooo:rsid="0019a45d" style:font-size-asian="12.25pt" style:font-weight-asian="normal" style:font-size-complex="14pt" style:font-weight-complex="normal"/>
    </style:style>
    <style:style style:name="T16" style:family="text">
      <style:text-properties fo:font-size="14pt" officeooo:rsid="00146a76" style:font-size-asian="14pt" style:font-size-complex="14pt"/>
    </style:style>
    <style:style style:name="T17" style:family="text">
      <style:text-properties fo:font-size="14pt" officeooo:rsid="0015a88e" style:font-size-asian="14pt" style:font-size-complex="14pt"/>
    </style:style>
    <style:style style:name="T18" style:family="text">
      <style:text-properties officeooo:rsid="0012857a"/>
    </style:style>
    <style:style style:name="T19" style:family="text">
      <style:text-properties officeooo:rsid="0015a88e"/>
    </style:style>
    <style:style style:name="T20" style:family="text">
      <style:text-properties officeooo:rsid="0019a45d"/>
    </style:style>
    <style:style style:name="T21" style:family="text">
      <style:text-properties fo:font-size="15pt" style:font-size-asian="15pt" style:font-size-complex="1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tting up WIFI connection for the NeoClock </text:p>
      <text:p text:style-name="P1"/>
      <text:p text:style-name="P3">The NeoClock needs to make occasional connections to the internet <text:span text:style-name="T1">to set the time and ensure it stays correct. For this you need to set the WIFI network name and password.</text:span></text:p>
      <text:p text:style-name="P3"/>
      <text:p text:style-name="P12"><text:span text:style-name="T4">(1) On first powering up the NeoClock the display will be all </text:span><text:span text:style-name="T6">blue</text:span><text:span text:style-name="T4">. This shows that there is no network configuration set.</text:span></text:p>
      <text:p text:style-name="P4"/>
      <text:p text:style-name="P12"><text:span text:style-name="T4">(2) Go to WiFi settings on your </text:span><text:span text:style-name="T6">PC, </text:span><text:span text:style-name="T4">phone or tablet.</text:span></text:p>
      <text:p text:style-name="P4"/>
      <text:p text:style-name="P12"><text:span text:style-name="T4">(3) On the list of available networks you should see CLOCK. This is a (very) temporary network provided by the NeoClock. It only exists while </text:span><text:span text:style-name="T5">the WIFI</text:span><text:span text:style-name="T4"> is </text:span><text:span text:style-name="T7">being</text:span><text:span text:style-name="T4"> set </text:span><text:span text:style-name="T5">up</text:span><text:span text:style-name="T4">. Connect to this network, </text:span><text:span text:style-name="T5">no </text:span><text:span text:style-name="T6">other </text:span><text:span text:style-name="T5">network is required</text:span><text:span text:style-name="T4">. It will </text:span><text:span text:style-name="T6">may</text:span><text:span text:style-name="T4"> warn of no internet connection, this is </text:span><text:span text:style-name="T7">normal</text:span><text:span text:style-name="T4">.</text:span></text:p>
      <text:p text:style-name="P4"/>
      <text:p text:style-name="P4">(4) Open your favourite web browser and, in the address box, enter:</text:p>
      <text:p text:style-name="P23"><text:tab/><text:tab/><text:tab/><text:tab/> <text:s text:c="2"/><text:span text:style-name="T21">192.168.4.1</text:span></text:p>
      <text:p text:style-name="P6">(5) This should <text:span text:style-name="T2">bring up</text:span> a ‘Clock Dashboard’ with fields for the WIFI, <text:span text:style-name="T20">time and shape</text:span> parameters. <text:span text:style-name="T20">It should automatically detect the strongest local network.</text:span></text:p>
      <text:p text:style-name="P6"/>
      <text:p text:style-name="P12"><text:span text:style-name="T14">(6) Carefully enter your correct / </text:span><text:span text:style-name="T15">required </text:span><text:span text:style-name="T14">parameters </text:span><text:span text:style-name="T9">and save them.</text:span><text:span text:style-name="T14"> </text:span><text:span text:style-name="T9">O</text:span><text:span text:style-name="T14">n clicking the <text:s/>‘Save’ button the display should go green.</text:span></text:p>
      <text:p text:style-name="P6"/>
      <text:p text:style-name="P21"><text:span text:style-name="T12">The clock will soon switch to the selected style. Once time is set the network disconnects.</text:span><text:span text:style-name="T9"> It will briefly reconnect </text:span><text:span text:style-name="T13">and reset time </text:span><text:span text:style-name="T9">twice a day at 10:05 and 20:05.</text:span></text:p>
      <text:p text:style-name="P21"><text:span text:style-name="T9"/></text:p>
      <text:p text:style-name="P22"><text:span text:style-name="T9">N</text:span><text:span text:style-name="T8">ote for the UM crystal display using blocks time shows correctly with USB port to left when viewed from front.</text:span></text:p>
      <text:p text:style-name="P6"/>
      <text:p text:style-name="P13"><text:span text:style-name="T9">This setup only needs doing once. NeoClock remembers </text:span><text:span text:style-name="T10">WIFI,</text:span><text:span text:style-name="T9"> </text:span><text:span text:style-name="T11">shape and time </text:span><text:span text:style-name="T9">parameters.</text:span></text:p>
      <text:p text:style-name="P6"/>
      <text:p text:style-name="P7">Should parameters be set incorrectly or the WIFI network <text:s/>not available NeoClock will try to connect for a while. Eventually the display will briefly go blue and then blank. <text:s/><text:span text:style-name="T3">Repeat the instructions to reconnect.</text:span></text:p>
      <text:p text:style-name="P7"/>
      <text:p text:style-name="P7">Currently NeoClock operates on GMT / BST which change automatically. </text:p>
      <text:p text:style-name="P7"/>
      <text:p text:style-name="P8">An offset can be set when setting up the clock for non GMT use, if an offset is set then daylight saving won’t be automatically set.</text:p>
      <text:p text:style-name="P14"/>
      <text:p text:style-name="P10">The button nearer the edge cam be used to switch time display formats, the last selected format will be remembered.</text:p>
      <text:p text:style-name="P11"><text:soft-page-break/></text:p>
      <text:p text:style-name="P14"/>
      <text:p text:style-name="P14"/>
      <text:p text:style-name="P9"/>
      <text:p text:style-name="P2">NeoClock – Technical Details</text:p>
      <text:p text:style-name="P2"/>
      <text:p text:style-name="P5">NeoClock utilises a SeeedStudio XIOA ESP32 C3 development board:</text:p>
      <text:p text:style-name="P5"/>
      <text:list xml:id="list1483356622" text:style-name="L1">
        <text:list-item>
          <text:p text:style-name="P24">Powerful CPU: ESP32-C3, 32­bit RISC­-V single­core processor that operates at up to 160 MHz </text:p>
        </text:list-item>
        <text:list-item>
          <text:p text:style-name="P25">Complete Wi­Fi subsystem: Complies with IEEE 802.11b/g/n protocol.</text:p>
        </text:list-item>
        <text:list-item>
          <text:p text:style-name="P25">Bluetooth LE subsystem: Supports features of Bluetooth 5 and Bluetooth mesh </text:p>
        </text:list-item>
        <text:list-item>
          <text:p text:style-name="P25">400KB of SRAM, and 4MB of on-board flash memory </text:p>
        </text:list-item>
        <text:list-item>
          <text:p text:style-name="P25">Ultra small size: As small as a thumb(20x17.5mm) – <text:span text:style-name="T18">can be used as a surface mount component.</text:span></text:p>
        </text:list-item>
        <text:list-item>
          <text:p text:style-name="P25">Rich interfaces: 1xI2C, 1xSPI, 1xI2S, 2xUART, 11xGPIO(PWM), 4xADC</text:p>
        </text:list-item>
        <text:list-item>
          <text:p text:style-name="P26">USB C connection for data and power.</text:p>
        </text:list-item>
        <text:list-item>
          <text:p text:style-name="P26">Real Time Clock</text:p>
        </text:list-item>
      </text:list>
      <text:p text:style-name="P16"/>
      <text:p text:style-name="P17">The only other component is a 64 <text:span text:style-name="T18">(8 x 8) </text:span>RGB LED NeoPixel display. This requires only a single data line to control all LEDs, <text:span text:style-name="T18">it is powered from the USB 5v which is available from the board. The setup is so simple it is wired directly to the board.</text:span></text:p>
      <text:p text:style-name="P17"/>
      <text:p text:style-name="P18">The board is running micropython, a compact Python 3 implementation optimised to run on microcontrollers. It is a full Python 3.4 implementation with some features from later 3.x versions added. It lacks many of the Cpython standard libraries but includes a rich set of features to control external components. All the interfaces mentioned above are available. A module to drive neopixels is a supplied module. </text:p>
      <text:p text:style-name="P18"/>
      <text:p text:style-name="P20"><text:span text:style-name="T16">The software creates a simple web server to enable setting up WIFI parameters and clock mode. This only runs for initial setup.Time is set using an NTP server. The internal RTC clock is very accurate. Setting time twice a day is probably overkill but does </text:span><text:span text:style-name="T17">no</text:span><text:span text:style-name="T16"> harm. When running the network the mcu is quite power hungry so it only connects when setting time.</text:span></text:p>
      <text:p text:style-name="P19"/>
      <text:p text:style-name="P19">With appropriate software, such as the Thonny IDE, the program files can be examined and edited. The main clock driving program is neotime.py. The software creating the web interface for setup is much more complex but is not project specific. The key file here is dashboard.py. <text:span text:style-name="T19">It is certainly possible to run the clock and provide an ongoing web interface but this requires maintaining the network connection </text:span><text:soft-page-break/><text:span text:style-name="T19">permanently which for something that’s just a simple clock is wasteful and unnecessary.</text:span></text:p>
      <text:p text:style-name="P17"/>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2T17:03:48.990993736</meta:creation-date>
    <dc:date>2024-10-31T15:32:06.421884170</dc:date>
    <meta:editing-duration>PT24M4S</meta:editing-duration>
    <meta:editing-cycles>7</meta:editing-cycles>
    <meta:generator>LibreOffice/6.4.7.2$Linux_X86_64 LibreOffice_project/40$Build-2</meta:generator>
    <meta:document-statistic meta:table-count="0" meta:image-count="0" meta:object-count="0" meta:page-count="3" meta:paragraph-count="30" meta:word-count="691" meta:character-count="4034" meta:non-whitespace-character-count="3365"/>
  </office:meta>
</office:document-meta>
</file>